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841" officeooo:paragraph-rsid="00071841"/>
    </style:style>
    <style:style style:name="P2" style:family="paragraph" style:parent-style-name="Standard">
      <style:text-properties officeooo:rsid="00071841" officeooo:paragraph-rsid="0008dde0"/>
    </style:style>
    <style:style style:name="P3" style:family="paragraph" style:parent-style-name="Standard">
      <style:text-properties officeooo:rsid="00071841" officeooo:paragraph-rsid="000c0172"/>
    </style:style>
    <style:style style:name="P4" style:family="paragraph" style:parent-style-name="Standard">
      <style:text-properties officeooo:rsid="000844a2" officeooo:paragraph-rsid="000844a2"/>
    </style:style>
    <style:style style:name="P5" style:family="paragraph" style:parent-style-name="Standard">
      <style:text-properties officeooo:rsid="0008dde0" officeooo:paragraph-rsid="0008dde0"/>
    </style:style>
    <style:style style:name="P6" style:family="paragraph" style:parent-style-name="Standard">
      <style:text-properties officeooo:rsid="000a3a58" officeooo:paragraph-rsid="000a3a58"/>
    </style:style>
    <style:style style:name="P7" style:family="paragraph" style:parent-style-name="Standard">
      <style:text-properties officeooo:rsid="000a99a2" officeooo:paragraph-rsid="000a99a2"/>
    </style:style>
    <style:style style:name="P8" style:family="paragraph" style:parent-style-name="Standard">
      <style:paragraph-properties fo:break-before="page"/>
      <style:text-properties officeooo:rsid="00071841" officeooo:paragraph-rsid="00071841"/>
    </style:style>
    <style:style style:name="P9" style:family="paragraph" style:parent-style-name="Standard">
      <style:text-properties officeooo:rsid="000a3a58" officeooo:paragraph-rsid="000c0172"/>
    </style:style>
    <style:style style:name="P10" style:family="paragraph" style:parent-style-name="Standard">
      <style:text-properties officeooo:rsid="000f1426" officeooo:paragraph-rsid="000f1426"/>
    </style:style>
    <style:style style:name="P11" style:family="paragraph" style:parent-style-name="Standard">
      <style:text-properties officeooo:rsid="00071841" officeooo:paragraph-rsid="000f1426"/>
    </style:style>
    <style:style style:name="T1" style:family="text">
      <style:text-properties officeooo:rsid="0008dde0"/>
    </style:style>
    <style:style style:name="T2" style:family="text">
      <style:text-properties officeooo:rsid="000c0172"/>
    </style:style>
    <style:style style:name="T3" style:family="text">
      <style:text-properties officeooo:rsid="000d88af"/>
    </style:style>
    <style:style style:name="T4" style:family="text">
      <style:text-properties officeooo:rsid="000f1426"/>
    </style:style>
    <style:style style:name="T5" style:family="text">
      <style:text-properties officeooo:rsid="000faa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</text:span>nt array[5];</text:p>
      <text:p text:style-name="P1"/>
      <text:p text:style-name="P1">101 to 120</text:p>
      <text:p text:style-name="P1"/>
      <text:p text:style-name="P1">101 to 104 array[0]</text:p>
      <text:p text:style-name="P1">105 to 108 array[1]</text:p>
      <text:p text:style-name="P1">109 to 112 array[2]</text:p>
      <text:p text:style-name="P1">113 to 116 array[3]</text:p>
      <text:p text:style-name="P1">117 to 120 array[4]</text:p>
      <text:p text:style-name="P1"/>
      <text:p text:style-name="P5">for(int i=0;i&lt;=4;i++)</text:p>
      <text:p text:style-name="P5">{</text:p>
      <text:p text:style-name="P5">cout&lt;&lt;array[i];</text:p>
      <text:p text:style-name="P5">}</text:p>
      <text:p text:style-name="P1"/>
      <text:p text:style-name="P4">cout&lt;&lt;array[<text:span text:style-name="T1">4</text:span>]</text:p>
      <text:p text:style-name="P1"/>
      <text:p text:style-name="P1">linked list 5 elem<text:span text:style-name="T1">e</text:span>nt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7"/></text:p>
      <text:p text:style-name="P1"/>
      <text:p text:style-name="P10">Singly Circular</text:p>
      <text:p text:style-name="P1"/>
      <text:p text:style-name="P11"><text:tab/><text:tab/><text:tab/><text:tab/><text:tab/><text:tab/><text:tab/><text:tab/><text:tab/><text:tab/><text:tab/><text:tab/><text:tab/> <text:s text:c="5"/><text:tab/><text:tab/><text:tab/><text:tab/><text:tab/><text:tab/> <text:tab/><text:tab/><text:tab/> <text:s/><text:tab/> <text:s text:c="13"/><text:span text:style-name="T4">Last </text:span></text:p>
      <text:p text:style-name="P1"><text:s text:c="3"/><text:span text:style-name="T5">Head</text:span> <text:s text:c="2"/><text:span text:style-name="T5">tmp</text:span> <text:s text:c="23"/>node <text:s text:c="28"/>node <text:s text:c="22"/>node <text:s text:c="10"/><text:span text:style-name="T4">node</text:span></text:p>
      <text:p text:style-name="P1"><text:s text:c="7"/><text:span text:style-name="T5">500</text:span> <text:s text:c="27"/>900 <text:s text:c="35"/>2100 <text:s text:c="20"/>40<text:span text:style-name="T1">0</text:span> <text:s text:c="15"/><text:span text:style-name="T4">8900</text:span> <text:s text:c="29"/></text:p>
      <text:p text:style-name="P1"><text:s text:c="7"/><text:span text:style-name="T5">10 <text:s/>900</text:span> <text:s text:c="18"/><text:span text:style-name="T4">2</text:span>0 <text:s/><text:span text:style-name="T2">2100</text:span> <text:s text:c="26"/><text:span text:style-name="T4">3</text:span>0 <text:s text:c="4"/><text:span text:style-name="T1">400</text:span> <text:s text:c="14"/><text:span text:style-name="T4">40</text:span> <text:s/><text:span text:style-name="T4">8900 <text:s text:c="9"/>50 <text:s/>500</text:span></text:p>
      <text:p text:style-name="P3"><text:s text:c="6"/><text:span text:style-name="T5">D</text:span> <text:s/><text:span text:style-name="T5">Nxt <text:s text:c="20"/>data Nxt <text:s text:c="28"/>data Nxt <text:s text:c="13"/></text:span><text:s/><text:span text:style-name="T2">data Nxt</text:span></text:p>
      <text:p text:style-name="P1"/>
      <text:p text:style-name="P1"/>
      <text:p text:style-name="P9"/>
      <text:p text:style-name="P6"/>
      <text:p text:style-name="P6"/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31:20.150270963</meta:creation-date>
    <dc:date>2020-08-28T13:08:59.516465720</dc:date>
    <meta:editing-duration>PT2H34M4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67" meta:character-count="794" meta:non-whitespace-character-count="279"/>
  </office:meta>
</office:document-meta>
</file>